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11/2021</text:span></text:p>
      <text:p text:style-name="P9"/>
      <text:p text:style-name="P10">RECIBI CONFORME</text:p>
      <text:p text:style-name="P9"/>
      <text:p text:style-name="P11">CLIENTE: VILLANUEVA RUIZ, DIANA ESTEFANY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ILLANUEVA RUIZ, DIANA ESTEFA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18:06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